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ES RETIS, MELVEN WET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21768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852072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ES RETIS, MELVEN WETSO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21768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85207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8682381</text:p>
          </table:table-cell>
          <table:table-cell table:style-name="Tabla2.D3" office:value-type="string">
            <text:p text:style-name="P17">3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18:20:0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